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7.897cm" fo:min-width="5.392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61cm" fo:min-width="1.894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6cm" fo:min-width="1.894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98cm"/>
    </style:style>
    <style:style style:name="gr5" style:family="graphic" style:parent-style-name="standard">
      <style:graphic-properties draw:stroke="none" svg:stroke-color="#000000" draw:fill="none" draw:fill-color="#ffffff" fo:min-height="0.979cm"/>
    </style:style>
    <style:style style:name="gr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511cm" fo:min-width="8.534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32cm" fo:min-width="2.943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33cm" fo:min-width="2.943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604cm" fo:min-width="1.545cm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draw:marker-start-width="0.279cm" draw:marker-end="" draw:marker-end-width="0.406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35cm" draw:marker-start-width="0.252cm" draw:marker-end-width="0.279cm" draw:fill="none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-color="#ffffff"/>
      <style:paragraph-properties fo:text-align="center"/>
      <style:text-properties fo:font-size="18pt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5.944cm" svg:height="8.199cm" svg:x="2.2cm" svg:y="4.8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46cm" svg:height="0.763cm" svg:x="5.174cm" svg:y="5.7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46cm" svg:height="0.763cm" svg:x="5.174cm" svg:y="7.6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446cm" svg:height="0.762cm" svg:x="5.174cm" svg:y="11.4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494cm" svg:height="1.23cm" svg:x="2.203cm" svg:y="5.678cm">
          <draw:text-box>
            <text:p text:style-name="P2">free list 0</text:p>
          </draw:text-box>
        </draw:frame>
        <draw:frame draw:style-name="gr5" draw:text-style-name="P3" draw:layer="layout" svg:width="3.494cm" svg:height="1.229cm" svg:x="2.203cm" svg:y="7.587cm">
          <draw:text-box>
            <text:p text:style-name="P2">free list 1</text:p>
          </draw:text-box>
        </draw:frame>
        <draw:custom-shape draw:style-name="gr3" draw:text-style-name="P1" draw:layer="layout" svg:width="2.446cm" svg:height="0.762cm" svg:x="5.166cm" svg:y="9.5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495cm" svg:height="1.23cm" svg:x="2.196cm" svg:y="9.495cm">
          <draw:text-box>
            <text:p text:style-name="P2">free list 2</text:p>
          </draw:text-box>
        </draw:frame>
        <draw:frame draw:style-name="gr4" draw:text-style-name="P3" draw:layer="layout" svg:width="3.495cm" svg:height="1.23cm" svg:x="2.196cm" svg:y="11.404cm">
          <draw:text-box>
            <text:p text:style-name="P2">free list 3</text:p>
          </draw:text-box>
        </draw:frame>
        <draw:g>
          <draw:line draw:style-name="gr6" draw:text-style-name="P4" draw:layer="layout" svg:x1="14.259cm" svg:y1="8.424cm" svg:x2="14.259cm" svg:y2="11.093cm">
            <text:p/>
          </draw:line>
          <draw:line draw:style-name="gr6" draw:text-style-name="P4" draw:layer="layout" svg:x1="15.308cm" svg:y1="9.186cm" svg:x2="15.308cm" svg:y2="10.208cm">
            <text:p/>
          </draw:line>
          <draw:line draw:style-name="gr6" draw:text-style-name="P4" draw:layer="layout" svg:x1="15.308cm" svg:y1="10.14cm" svg:x2="14.277cm" svg:y2="11.076cm">
            <text:p/>
          </draw:line>
          <draw:line draw:style-name="gr6" draw:text-style-name="P4" draw:layer="layout" svg:x1="15.307cm" svg:y1="9.187cm" svg:x2="14.259cm" svg:y2="8.424cm">
            <text:p/>
          </draw:line>
        </draw:g>
        <draw:line draw:style-name="gr6" draw:text-style-name="P4" draw:layer="layout" svg:x1="7.62cm" svg:y1="6.136cm" svg:x2="9.612cm" svg:y2="6.136cm">
          <text:p/>
        </draw:line>
        <draw:line draw:style-name="gr6" draw:text-style-name="P4" draw:layer="layout" svg:x1="9.564cm" svg:y1="8.831cm" svg:x2="9.564cm" svg:y2="6.162cm">
          <text:p/>
        </draw:line>
        <draw:line draw:style-name="gr7" draw:text-style-name="P4" draw:layer="layout" svg:x1="9.542cm" svg:y1="8.805cm" svg:x2="14.26cm" svg:y2="8.805cm">
          <text:p/>
        </draw:line>
        <draw:line draw:style-name="gr6" draw:text-style-name="P4" draw:layer="layout" svg:x1="7.62cm" svg:y1="8.042cm" svg:x2="9.018cm" svg:y2="8.042cm">
          <text:p/>
        </draw:line>
        <draw:line draw:style-name="gr6" draw:text-style-name="P4" draw:layer="layout" svg:x1="9.017cm" svg:y1="9.377cm" svg:x2="9.017cm" svg:y2="8.042cm">
          <text:p/>
        </draw:line>
        <draw:line draw:style-name="gr7" draw:text-style-name="P4" draw:layer="layout" svg:x1="9.017cm" svg:y1="9.377cm" svg:x2="14.259cm" svg:y2="9.377cm">
          <text:p/>
        </draw:line>
        <draw:line draw:style-name="gr6" draw:text-style-name="P4" draw:layer="layout" svg:x1="13.924cm" svg:y1="9.186cm" svg:x2="14.259cm" svg:y2="9.377cm">
          <text:p/>
        </draw:line>
        <draw:line draw:style-name="gr6" draw:text-style-name="P4" draw:layer="layout" svg:x1="14.259cm" svg:y1="9.377cm" svg:x2="13.924cm" svg:y2="9.568cm">
          <text:p/>
        </draw:line>
        <draw:line draw:style-name="gr7" draw:text-style-name="P4" draw:layer="layout" svg:x1="7.62cm" svg:y1="9.949cm" svg:x2="14.26cm" svg:y2="9.949cm">
          <text:p/>
        </draw:line>
        <draw:line draw:style-name="gr6" draw:text-style-name="P4" draw:layer="layout" svg:x1="13.91cm" svg:y1="9.759cm" svg:x2="14.259cm" svg:y2="9.95cm">
          <text:p/>
        </draw:line>
        <draw:line draw:style-name="gr6" draw:text-style-name="P4" draw:layer="layout" svg:x1="14.259cm" svg:y1="9.949cm" svg:x2="13.91cm" svg:y2="10.14cm">
          <text:p/>
        </draw:line>
        <draw:line draw:style-name="gr7" draw:text-style-name="P4" draw:layer="layout" svg:x1="9.017cm" svg:y1="10.521cm" svg:x2="14.259cm" svg:y2="10.521cm">
          <text:p/>
        </draw:line>
        <draw:line draw:style-name="gr6" draw:text-style-name="P4" draw:layer="layout" svg:x1="13.924cm" svg:y1="10.331cm" svg:x2="14.259cm" svg:y2="10.522cm">
          <text:p/>
        </draw:line>
        <draw:line draw:style-name="gr6" draw:text-style-name="P4" draw:layer="layout" svg:x1="14.259cm" svg:y1="10.521cm" svg:x2="13.924cm" svg:y2="10.712cm">
          <text:p/>
        </draw:line>
        <draw:line draw:style-name="gr6" draw:text-style-name="P4" draw:layer="layout" svg:x1="9.017cm" svg:y1="11.856cm" svg:x2="9.017cm" svg:y2="10.521cm">
          <text:p/>
        </draw:line>
        <draw:line draw:style-name="gr6" draw:text-style-name="P4" draw:layer="layout" svg:x1="7.62cm" svg:y1="11.856cm" svg:x2="9.018cm" svg:y2="11.856cm">
          <text:p/>
        </draw:line>
        <draw:frame draw:style-name="gr4" draw:text-style-name="P3" draw:layer="layout" svg:width="6.465cm" svg:height="1.23cm" svg:x="2.203cm" svg:y="3.762cm">
          <draw:text-box>
            <text:p text:style-name="P2">segmented free lists</text:p>
          </draw:text-box>
        </draw:frame>
        <draw:custom-shape draw:style-name="gr8" draw:text-style-name="P1" draw:layer="layout" svg:width="9.086cm" svg:height="3.813cm" svg:x="10.066cm" svg:y="3.085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5.308cm" svg:y1="9.759cm" svg:x2="17.23cm" svg:y2="9.759cm">
          <text:p/>
        </draw:line>
        <draw:line draw:style-name="gr6" draw:text-style-name="P4" draw:layer="layout" svg:x1="16.88cm" svg:y1="9.568cm" svg:x2="17.229cm" svg:y2="9.759cm">
          <text:p/>
        </draw:line>
        <draw:line draw:style-name="gr6" draw:text-style-name="P4" draw:layer="layout" svg:x1="17.229cm" svg:y1="9.759cm" svg:x2="16.88cm" svg:y2="9.95cm">
          <text:p/>
        </draw:line>
        <draw:line draw:style-name="gr6" draw:text-style-name="P4" draw:layer="layout" svg:x1="6.396cm" svg:y1="5.754cm" svg:x2="6.396cm" svg:y2="6.517cm">
          <text:p/>
        </draw:line>
        <draw:line draw:style-name="gr6" draw:text-style-name="P4" draw:layer="layout" svg:x1="5.809cm" svg:y1="5.754cm" svg:x2="5.809cm" svg:y2="6.517cm">
          <text:p/>
        </draw:line>
        <draw:line draw:style-name="gr6" draw:text-style-name="P4" draw:layer="layout" svg:x1="7.017cm" svg:y1="5.754cm" svg:x2="7.017cm" svg:y2="6.517cm">
          <text:p/>
        </draw:line>
        <draw:line draw:style-name="gr6" draw:text-style-name="P4" draw:layer="layout" svg:x1="6.398cm" svg:y1="7.661cm" svg:x2="6.398cm" svg:y2="8.424cm">
          <text:p/>
        </draw:line>
        <draw:line draw:style-name="gr6" draw:text-style-name="P4" draw:layer="layout" svg:x1="5.811cm" svg:y1="7.661cm" svg:x2="5.811cm" svg:y2="8.424cm">
          <text:p/>
        </draw:line>
        <draw:line draw:style-name="gr6" draw:text-style-name="P4" draw:layer="layout" svg:x1="7.019cm" svg:y1="7.661cm" svg:x2="7.019cm" svg:y2="8.424cm">
          <text:p/>
        </draw:line>
        <draw:line draw:style-name="gr6" draw:text-style-name="P4" draw:layer="layout" svg:x1="6.398cm" svg:y1="9.568cm" svg:x2="6.398cm" svg:y2="10.331cm">
          <text:p/>
        </draw:line>
        <draw:line draw:style-name="gr6" draw:text-style-name="P4" draw:layer="layout" svg:x1="5.811cm" svg:y1="9.568cm" svg:x2="5.811cm" svg:y2="10.331cm">
          <text:p/>
        </draw:line>
        <draw:line draw:style-name="gr6" draw:text-style-name="P4" draw:layer="layout" svg:x1="7.019cm" svg:y1="9.568cm" svg:x2="7.019cm" svg:y2="10.331cm">
          <text:p/>
        </draw:line>
        <draw:line draw:style-name="gr6" draw:text-style-name="P4" draw:layer="layout" svg:x1="6.398cm" svg:y1="11.475cm" svg:x2="6.398cm" svg:y2="12.238cm">
          <text:p/>
        </draw:line>
        <draw:line draw:style-name="gr6" draw:text-style-name="P4" draw:layer="layout" svg:x1="5.811cm" svg:y1="11.475cm" svg:x2="5.811cm" svg:y2="12.238cm">
          <text:p/>
        </draw:line>
        <draw:line draw:style-name="gr6" draw:text-style-name="P4" draw:layer="layout" svg:x1="7.019cm" svg:y1="11.475cm" svg:x2="7.019cm" svg:y2="12.238cm">
          <text:p/>
        </draw:line>
        <draw:line draw:style-name="gr6" draw:text-style-name="P4" draw:layer="layout" svg:x1="14.783cm" svg:y1="8.805cm" svg:x2="14.783cm" svg:y2="6.517cm">
          <text:p/>
        </draw:line>
        <draw:frame draw:style-name="gr5" draw:text-style-name="P3" draw:layer="layout" svg:width="3.145cm" svg:height="1.229cm" svg:x="17.055cm" svg:y="9.103cm">
          <draw:text-box>
            <text:p text:style-name="P2">IQ idx</text:p>
          </draw:text-box>
        </draw:frame>
        <draw:frame draw:style-name="gr4" draw:text-style-name="P3" draw:layer="layout" svg:width="6.64cm" svg:height="1.23cm" svg:x="11.289cm" svg:y="1.855cm">
          <draw:text-box>
            <text:p text:style-name="P2">segment select logic</text:p>
          </draw:text-box>
        </draw:frame>
        <draw:custom-shape draw:style-name="gr9" draw:text-style-name="P1" draw:layer="layout" svg:width="3.495cm" svg:height="1.334cm" svg:x="10.24cm" svg:y="3.276cm">
          <text:p text:style-name="P5">aggressive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495cm" svg:height="1.335cm" svg:x="10.24cm" svg:y="4.801cm">
          <text:p text:style-name="P5">conservative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097cm" svg:height="1.906cm" svg:x="16.88cm" svg:y="3.276cm">
          <text:p text:style-name="P5">switch </text:p>
          <text:p text:style-name="P5">logic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3.735cm" svg:y1="4.246cm" svg:x2="15.133cm" svg:y2="4.229cm">
          <text:p/>
        </draw:line>
        <draw:line draw:style-name="gr6" draw:text-style-name="P4" draw:layer="layout" svg:x1="13.735cm" svg:y1="5.009cm" svg:x2="14.434cm" svg:y2="4.992cm">
          <text:p/>
        </draw:line>
        <draw:g>
          <draw:line draw:style-name="gr6" draw:text-style-name="P4" draw:layer="layout" svg:x1="15.626cm" svg:y1="5.564cm" svg:x2="13.875cm" svg:y2="5.577cm">
            <text:p/>
          </draw:line>
          <draw:line draw:style-name="gr6" draw:text-style-name="P4" draw:layer="layout" svg:x1="15.131cm" svg:y1="6.521cm" svg:x2="14.46cm" svg:y2="6.527cm">
            <text:p/>
          </draw:line>
          <draw:line draw:style-name="gr6" draw:text-style-name="P4" draw:layer="layout" svg:x1="14.506cm" svg:y1="6.524cm" svg:x2="13.887cm" svg:y2="5.592cm">
            <text:p/>
          </draw:line>
          <draw:line draw:style-name="gr6" draw:text-style-name="P4" draw:layer="layout" svg:x1="15.129cm" svg:y1="6.521cm" svg:x2="15.625cm" svg:y2="5.564cm">
            <text:p/>
          </draw:line>
        </draw:g>
        <draw:line draw:style-name="gr12" draw:text-style-name="P4" draw:layer="layout" svg:x1="15.101cm" svg:y1="4.229cm" svg:x2="15.101cm" svg:y2="5.564cm">
          <text:p/>
        </draw:line>
        <draw:line draw:style-name="gr13" draw:text-style-name="P4" draw:layer="layout" svg:x1="15.276cm" svg:y1="5.182cm" svg:x2="15.103cm" svg:y2="5.512cm">
          <text:p/>
        </draw:line>
        <draw:line draw:style-name="gr13" draw:text-style-name="P4" draw:layer="layout" svg:x1="15.103cm" svg:y1="5.508cm" svg:x2="14.927cm" svg:y2="5.182cm">
          <text:p/>
        </draw:line>
        <draw:line draw:style-name="gr12" draw:text-style-name="P4" draw:layer="layout" svg:x1="14.403cm" svg:y1="4.992cm" svg:x2="14.403cm" svg:y2="5.564cm">
          <text:p/>
        </draw:line>
        <draw:line draw:style-name="gr13" draw:text-style-name="P4" draw:layer="layout" svg:x1="14.577cm" svg:y1="5.182cm" svg:x2="14.404cm" svg:y2="5.512cm">
          <text:p/>
        </draw:line>
        <draw:line draw:style-name="gr13" draw:text-style-name="P4" draw:layer="layout" svg:x1="14.404cm" svg:y1="5.508cm" svg:x2="14.228cm" svg:y2="5.182cm">
          <text:p/>
        </draw:line>
        <draw:line draw:style-name="gr6" draw:text-style-name="P4" draw:layer="layout" svg:x1="17.881cm" svg:y1="6.135cm" svg:x2="17.881cm" svg:y2="5.182cm">
          <text:p/>
        </draw:line>
        <draw:line draw:style-name="gr7" draw:text-style-name="P4" draw:layer="layout" svg:x1="17.928cm" svg:y1="6.136cm" svg:x2="15.435cm" svg:y2="6.134cm">
          <text:p/>
        </draw:line>
        <draw:line draw:style-name="gr14" draw:text-style-name="P4" draw:layer="layout" svg:x1="15.688cm" svg:y1="6.325cm" svg:x2="15.339cm" svg:y2="6.134cm">
          <text:p/>
        </draw:line>
        <draw:line draw:style-name="gr14" draw:text-style-name="P4" draw:layer="layout" svg:x1="15.339cm" svg:y1="6.136cm" svg:x2="15.688cm" svg:y2="5.945cm">
          <text:p/>
        </draw:line>
        <draw:line draw:style-name="gr13" draw:text-style-name="P4" draw:layer="layout" svg:x1="14.96cm" svg:y1="8.426cm" svg:x2="14.787cm" svg:y2="8.756cm">
          <text:p/>
        </draw:line>
        <draw:line draw:style-name="gr13" draw:text-style-name="P4" draw:layer="layout" svg:x1="14.786cm" svg:y1="8.752cm" svg:x2="14.61cm" svg:y2="8.426cm">
          <text:p/>
        </draw:line>
        <draw:line draw:style-name="gr6" draw:text-style-name="P4" draw:layer="layout" svg:x1="13.924cm" svg:y1="8.614cm" svg:x2="14.259cm" svg:y2="8.805cm">
          <text:p/>
        </draw:line>
        <draw:line draw:style-name="gr6" draw:text-style-name="P4" draw:layer="layout" svg:x1="14.259cm" svg:y1="8.805cm" svg:x2="13.924cm" svg:y2="8.99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3T17:28:00.379884015</meta:creation-date>
    <dc:date>2020-12-03T00:29:30.116596718</dc:date>
    <meta:editing-duration>P2DT9H50M44S</meta:editing-duration>
    <meta:editing-cycles>35</meta:editing-cycles>
    <meta:generator>LibreOffice/6.0.7.3$Linux_X86_64 LibreOffice_project/00m0$Build-3</meta:generator>
    <meta:document-statistic meta:object-count="74"/>
  </office:meta>
</office:document-meta>
</file>